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c9211e" loext:opacity="100%" officeooo:rsid="000fea98" officeooo:paragraph-rsid="000fea98"/>
    </style:style>
    <style:style style:name="P2" style:family="paragraph" style:parent-style-name="Standard">
      <style:paragraph-properties style:writing-mode="lr-tb"/>
      <style:text-properties fo:color="#c9211e" loext:opacity="100%" officeooo:rsid="000fea98" officeooo:paragraph-rsid="000fea98"/>
    </style:style>
    <style:style style:name="P3" style:family="paragraph" style:parent-style-name="Standard">
      <style:text-properties fo:color="#c9211e" loext:opacity="100%"/>
    </style:style>
    <style:style style:name="P4" style:family="paragraph" style:parent-style-name="Header">
      <style:text-properties officeooo:rsid="00139d0f" officeooo:paragraph-rsid="0011db19"/>
    </style:style>
    <style:style style:name="P5" style:family="paragraph" style:parent-style-name="Heading_20_1">
      <style:text-properties fo:color="#000000" loext:opacity="100%"/>
    </style:style>
    <style:style style:name="T1" style:family="text">
      <style:text-properties officeooo:rsid="000fea98"/>
    </style:style>
    <style:style style:name="T2" style:family="text">
      <style:text-properties officeooo:rsid="000cf2a0"/>
    </style:style>
    <style:style style:name="T3" style:family="text">
      <style:text-properties officeooo:rsid="0011db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Chapter 16 Review</text:h>
      <text:p text:style-name="Standard"/>
      <text:p text:style-name="Standard">[1] What does “Caveat emptor!” mean?</text:p>
      <text:p text:style-name="P1">“Caveat emptor” means “buyer beware” in Latin. In C++ context, it refers to the principle that programmers must be careful when using certain features (like raw pointers, manual memory management, or unchecked array access) because the language won’t prevent you from making dangerous mistakes.</text:p>
      <text:p text:style-name="Standard">[2] What is an array?</text:p>
      <text:p text:style-name="P1">An array is a collection of elements of the same type stored in contiguous memory locations. Elements are accessed using an index, typically starting from 0. Arrays provide constant-time access to elements by index.</text:p>
      <text:p text:style-name="Standard">[3] How do you copy an array?</text:p>
      <text:p text:style-name="P1">You cannot directly copy arrays using assignment operator, instead you can:</text:p>
      <text:p text:style-name="P1">- use std::copy() algorithm: std::copy(source, source + size, destination)</text:p>
      <text:p text:style-name="P1">- use a loop to copy elements individually</text:p>
      <text:p text:style-name="P1">- use memcpy() for simple types</text:p>
      <text:p text:style-name="P3">- <text:span text:style-name="T1">use std::array which supports assignment</text:span></text:p>
      <text:p text:style-name="Standard">[4] How do you initialize an array?</text:p>
      <text:p text:style-name="P3">- <text:span text:style-name="T1">int arr[5] = {1, 2, 3, 4, 5}; (list initialization)</text:span></text:p>
      <text:p text:style-name="P3">- <text:span text:style-name="T1">int arr[] {1, 2, 3}; (size inferred)</text:span></text:p>
      <text:p text:style-name="P3">- <text:span text:style-name="T1">int arr[5] = {1, 2}; (remaining elements zero-initialized)</text:span></text:p>
      <text:p text:style-name="P3">- <text:span text:style-name="T1">int arr[5] = {}; (all elements zero-initialized)</text:span></text:p>
      <text:p text:style-name="Standard"><text:soft-page-break/>[5] When should you prefer a pointer argument over a reference argument? Why?</text:p>
      <text:p text:style-name="P3">- <text:span text:style-name="T1">the parameter can be null (optional parameter)</text:span></text:p>
      <text:p text:style-name="P3">- <text:span text:style-name="T1">you need to reassign what the parameter points to</text:span></text:p>
      <text:p text:style-name="P3">- <text:span text:style-name="T1">you’re working with C-style APIs</text:span></text:p>
      <text:p text:style-name="P3">- <text:span text:style-name="T1">you need pointer arithmetic References are generally preferred for non-null, non-reassignable paramters</text:span></text:p>
      <text:p text:style-name="Standard"/>
      <text:p text:style-name="Standard">[6] When should you prefer a span over a pointer? Why?</text:p>
      <text:p text:style-name="P3">- <text:span text:style-name="T1">you need to pass array-like data with size information</text:span></text:p>
      <text:p text:style-name="P3">- <text:span text:style-name="T1">you want bounds checking capabilities</text:span></text:p>
      <text:p text:style-name="P3">- <text:span text:style-name="T1">you need a more type-safe interface</text:span></text:p>
      <text:p text:style-name="P3">- <text:span text:style-name="T1">you’re working with containers or arrays of known size Spans provide safety by carrying size information and preventing buffer overruns</text:span></text:p>
      <text:p text:style-name="Standard">[7] How does std::array differ from a built-in array?</text:p>
      <text:p text:style-name="P1">- knows its own size (size() method)</text:p>
      <text:p text:style-name="P1">- supports iterators and range-based for loops</text:p>
      <text:p text:style-name="P1">- can be assigned and copied</text:p>
      <text:p text:style-name="P1">- has bounds checking with at()</text:p>
      <text:p text:style-name="P1">- works with STL algorithms</text:p>
      <text:p text:style-name="P1">- has no performance overhead compared to built-in arrays</text:p>
      <text:p text:style-name="Standard">[8] What good is range checking?</text:p>
      <text:p text:style-name="P1"><text:soft-page-break/>Range checking prevents buffer overruns and access violations by ensuring array indices are within valid bounds. This prevents undefined behavior, crashes, security vulnerabilities, and helps catch programming errors early</text:p>
      <text:p text:style-name="Standard">[9] What information do you need to do range checking?</text:p>
      <text:p text:style-name="P3">- <text:span text:style-name="T1">the size/length of the array</text:span></text:p>
      <text:p text:style-name="P3">- <text:span text:style-name="T1">the index being accessed</text:span></text:p>
      <text:p text:style-name="P3">- <text:span text:style-name="T1">comparison logic to ensure: 0 &lt;= index &lt; size</text:span></text:p>
      <text:p text:style-name="Standard">[10] What good can a not_null do?</text:p>
      <text:p text:style-name="P3">- <text:span text:style-name="T1">prevents null pointer dereference erroes</text:span></text:p>
      <text:p text:style-name="P3">- <text:span text:style-name="T1">makes code intentions clearer</text:span></text:p>
      <text:p text:style-name="P3">- <text:span text:style-name="T1">provides compile-time guarantees about pointer validity</text:span></text:p>
      <text:p text:style-name="P3">- <text:span text:style-name="T1">reduces need for null checks in functions</text:span></text:p>
      <text:p text:style-name="P3">- <text:span text:style-name="T1">improves code documentation and safety</text:span></text:p>
      <text:p text:style-name="Standard">[11] What is a C-style string?</text:p>
      <text:p text:style-name="P2">A C-style string is a null-terminated array of characters, whhere the tring ends with a null character (\0). For example: char str[] = “Hello”; creates an array [‘H’, ‘e’, ‘l’, ‘l’, ‘o’, ‘\0’]</text:p>
      <text:p text:style-name="Standard">[12] What is a palindrome?</text:p>
      <text:p text:style-name="P1">A palindrome is a word, phrase, or sequence that reads the same forward and backward. Examples: “racecar”, “madam”, “hanna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tru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tru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UI" style:font-family-complex="'Noto Sans Arabic UI'"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Noto Sans Arabic UI" style:font-family-complex="'Noto Sans Arabic UI'"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Noto Sans Arabic UI" style:font-family-complex="'Noto Sans Arabic UI'" style:font-family-generic-complex="system" style:font-pitch-complex="variable"/>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Calibri1" style:font-family-asian="Calibri" style:font-family-generic-asian="system" style:font-pitch-asian="variable" style:font-size-asian="14pt" style:font-name-complex="Noto Sans Arabic UI" style:font-family-complex="'Noto Sans Arabic UI'"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2f5496"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9d0f" officeooo:paragraph-rsid="0011db19"/>
    </style:style>
    <style:style style:name="MT1" style:family="text">
      <style:text-properties officeooo:rsid="000cf2a0"/>
    </style:style>
    <style:style style:name="MT2" style:family="text">
      <style:text-properties officeooo:rsid="0011db19"/>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nnor Crist</text:p>
        <text:p text:style-name="MP1">Chapter <text:span text:style-name="MT1">1</text:span><text:span text:style-name="MT2">6</text:span> Review</text:p>
        <text:p text:style-name="MP1">Intro to Comp Sci <text:span text:style-name="MT1">II</text:span></text:p>
        <text:p text:style-name="MP1"><text:span text:style-name="MT1">7</text:span>/<text:span text:style-name="MT2">13</text:span>/2025</text:p>
        <text:p text:style-name="MP1">David Stafford</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J Stafford</meta:initial-creator>
    <meta:editing-cycles>8</meta:editing-cycles>
    <meta:creation-date>2025-03-12T17:08:00</meta:creation-date>
    <dc:date>2025-07-13T11:17:03.063377914</dc:date>
    <meta:editing-duration>PT37M3S</meta:editing-duration>
    <meta:generator>LibreOffice/7.3.7.2$Linux_X86_64 LibreOffice_project/30$Build-2</meta:generator>
    <meta:document-statistic meta:table-count="0" meta:image-count="0" meta:object-count="0" meta:page-count="3" meta:paragraph-count="54" meta:word-count="517" meta:character-count="3130" meta:non-whitespace-character-count="2667"/>
    <meta:user-defined meta:name="AppVersion">16.0000</meta:user-defined>
    <meta:user-defined meta:name="MSIP_Label_2d360780-cf75-4e00-a371-00f6922cc12d_ActionId">29a7d62e-c0c6-4424-8c13-e52f5f8af3ce</meta:user-defined>
    <meta:user-defined meta:name="MSIP_Label_2d360780-cf75-4e00-a371-00f6922cc12d_ContentBits">0</meta:user-defined>
    <meta:user-defined meta:name="MSIP_Label_2d360780-cf75-4e00-a371-00f6922cc12d_Enabled">true</meta:user-defined>
    <meta:user-defined meta:name="MSIP_Label_2d360780-cf75-4e00-a371-00f6922cc12d_Method" meta:value-type="string">Standard</meta:user-defined>
    <meta:user-defined meta:name="MSIP_Label_2d360780-cf75-4e00-a371-00f6922cc12d_Name" meta:value-type="string">Non-Sensitive</meta:user-defined>
    <meta:user-defined meta:name="MSIP_Label_2d360780-cf75-4e00-a371-00f6922cc12d_SetDate" meta:value-type="string">2025-03-12T17:09:16Z</meta:user-defined>
    <meta:user-defined meta:name="MSIP_Label_2d360780-cf75-4e00-a371-00f6922cc12d_SiteId" meta:value-type="string">736a8c9e-4b36-4ec5-8a9a-60f793ff47f3</meta:user-defined>
    <meta:user-defined meta:name="MSIP_Label_2d360780-cf75-4e00-a371-00f6922cc12d_Tag" meta:value-type="string">50, 3, 0, 1</meta:user-defined>
    <meta:template xlink:type="simple" xlink:actuate="onRequest" xlink:title="Normal.dotm" xlink:href=""/>
  </office:meta>
</office:document-meta>
</file>